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dia" presentation:presentation-page-layout-name="Master1-PPL1" draw:id="Slide-256">
        <draw:frame draw:id="id63" presentation:style-name="a339" draw:name="Titel 1" svg:x="1.47312in" svg:y="1.13978in" svg:width="10in" svg:height="1.02134in" presentation:class="title" presentation:placeholder="false">
          <draw:text-box>
            <text:p text:style-name="a338" text:class-names="" text:cond-style-name=""><text:span text:style-name="a336" text:class-names="">Order 66’s Pitch</text:span><text:span text:style-name="a337" text:class-names=""/></text:p>
          </draw:text-box>
          <svg:title/>
          <svg:desc/>
        </draw:frame>
        <draw:frame draw:id="id64" presentation:style-name="a345" draw:name="Ondertitel 2" svg:x="1.47312in" svg:y="2.72418in" svg:width="10in" svg:height="1.20055in" presentation:class="subtitle" presentation:placeholder="false">
          <draw:text-box>
            <text:p text:style-name="a341" text:class-names="" text:cond-style-name=""><text:span text:style-name="a340" text:class-names="">Welcome to our pitch<text:s text:c="1"/></text:span></text:p>
            <text:p text:style-name="a344" text:class-names="" text:cond-style-name=""><text:span text:style-name="a342" text:class-names="">for our new and fantastic game!</text:span><text:span text:style-name="a343" text:class-names=""/></text:p>
          </draw:text-box>
          <svg:title/>
          <svg:desc/>
        </draw:frame>
      </draw:page>
      <draw:page draw:name="Slide2" draw:style-name="a346" draw:master-page-name="Master1-Layout2-obj-Titel-en-object" presentation:presentation-page-layout-name="Master1-PPL2" draw:id="Slide-257">
        <draw:frame draw:id="id65" presentation:style-name="a350" draw:name="Titel 1" svg:x="0.91667in" svg:y="0.39931in" svg:width="11.5in" svg:height="1.44965in" presentation:class="title" presentation:placeholder="false">
          <draw:text-box>
            <text:p text:style-name="a349" text:class-names="" text:cond-style-name=""><text:span text:style-name="a347" text:class-names="">INTRODUCTION</text:span><text:span text:style-name="a348" text:class-names=""/></text:p>
          </draw:text-box>
          <svg:title/>
          <svg:desc/>
        </draw:frame>
        <draw:frame draw:id="id66" presentation:style-name="a381" draw:name="Tijdelijke aanduiding voor inhoud 2" svg:x="0.91667in" svg:y="1.99653in" svg:width="11.5in" svg:height="5.0243in" presentation:class="outline" presentation:placeholder="false">
          <draw:text-box>
            <text:list text:style-name="a353">
              <text:list-item>
                <text:p text:style-name="a352" text:class-names="" text:cond-style-name=""><text:span text:style-name="a351" text:class-names="">Order 66</text:span></text:p>
              </text:list-item>
            </text:list>
            <text:list text:style-name="a356">
              <text:list-item>
                <text:p text:style-name="a355" text:class-names="" text:cond-style-name=""><text:span text:style-name="a354" text:class-names="">Nina’s Big Little Adventure</text:span></text:p>
              </text:list-item>
            </text:list>
            <text:list text:style-name="a359">
              <text:list-item>
                <text:p text:style-name="a358" text:class-names="" text:cond-style-name=""><text:span text:style-name="a357" text:class-names="">Gameplay</text:span></text:p>
              </text:list-item>
            </text:list>
            <text:list text:style-name="a362">
              <text:list-item>
                <text:p text:style-name="a361" text:class-names="" text:cond-style-name=""><text:span text:style-name="a360" text:class-names="">Art</text:span></text:p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>Codes</text:span></text:p>
              </text:list-item>
            </text:list>
            <text:list text:style-name="a369">
              <text:list-item>
                <text:p text:style-name="a368" text:class-names="" text:cond-style-name=""><text:span text:style-name="a366" text:class-names="">Gameflow</text:span><text:span text:style-name="a367" text:class-names=""/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>Planning</text:span></text:p>
              </text:list-item>
            </text:list>
            <text:list text:style-name="a376">
              <text:list-item>
                <text:p text:style-name="a375" text:class-names="" text:cond-style-name=""><text:span text:style-name="a373" text:class-names="">Einddoel</text:span><text:span text:style-name="a374" text:class-names=""/></text:p>
              </text:list-item>
            </text:list>
            <text:list text:style-name="a380">
              <text:list-item>
                <text:p text:style-name="a379" text:class-names="" text:cond-style-name=""><text:span text:style-name="a377" text:class-names="">Questions</text:span><text:span text:style-name="a378" text:class-names=""/></text:p>
              </text:list-item>
            </text:list>
          </draw:text-box>
          <svg:title/>
          <svg:desc/>
        </draw:frame>
      </draw:page>
      <draw:page draw:name="Slide3" draw:style-name="a382" draw:master-page-name="Master1-Layout2-obj-Titel-en-object" presentation:presentation-page-layout-name="Master1-PPL2" draw:id="Slide-258">
        <draw:frame draw:id="id67" presentation:style-name="a386" draw:name="Titel 1" svg:x="0.91667in" svg:y="0.38855in" svg:width="11.5in" svg:height="1.44965in" presentation:class="title" presentation:placeholder="false">
          <draw:text-box>
            <text:p text:style-name="a385" text:class-names="" text:cond-style-name=""><text:span text:style-name="a383" text:class-names="">ORDER 66</text:span><text:span text:style-name="a384" text:class-names=""/></text:p>
          </draw:text-box>
          <svg:title/>
          <svg:desc/>
        </draw:frame>
        <draw:frame draw:id="id68" presentation:style-name="a406" draw:name="Tijdelijke aanduiding voor inhoud 2" svg:x="0.91667in" svg:y="1.99653in" svg:width="10.77083in" svg:height="4.8368in" presentation:class="outline" presentation:placeholder="false">
          <draw:text-box>
            <text:list text:style-name="a389">
              <text:list-item>
                <text:p text:style-name="a388" text:class-names="" text:cond-style-name=""><text:span text:style-name="a387" text:class-names="">Producer: <text:tab/><text:tab/><text:tab/>Killian Faas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Planning manager:<text:tab/>Harold de Jong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Lead Artist:<text:tab/><text:tab/>Jesse Ackhurst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Lead Developer:<text:tab/><text:tab/>Alieke van der Lelie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Level designer:<text:tab/><text:tab/>Ruben de Water</text:span></text:p>
              </text:list-item>
            </text:list>
            <text:list text:style-name="a405">
              <text:list-item>
                <text:p text:style-name="a404" text:class-names="" text:cond-style-name=""><text:span text:style-name="a402" text:class-names="">UX designer:<text:tab/><text:tab/>Mack Mendes Moreira</text:span><text:span text:style-name="a403" text:class-names=""/></text:p>
              </text:list-item>
            </text:list>
          </draw:text-box>
          <svg:title/>
          <svg:desc/>
        </draw:frame>
      </draw:page>
      <draw:page draw:name="Slide4" draw:style-name="a407" draw:master-page-name="Master1-Layout2-obj-Titel-en-object" presentation:presentation-page-layout-name="Master1-PPL2" draw:id="Slide-259">
        <draw:frame draw:id="id69" presentation:style-name="a411" draw:name="Titel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Nina’s Big Little Adventure</text:span><text:span text:style-name="a409" text:class-names=""/></text:p>
          </draw:text-box>
          <svg:title/>
          <svg:desc/>
        </draw:frame>
        <draw:frame draw:id="id70" presentation:style-name="a421" draw:name="Tijdelijke aanduiding voor inhoud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The Story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Nina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/></text:p>
              </text:list-item>
            </text:list>
          </draw:text-box>
          <svg:title/>
          <svg:desc/>
        </draw:frame>
      </draw:page>
      <draw:page draw:name="Slide5" draw:style-name="a422" draw:master-page-name="Master1-Layout2-obj-Titel-en-object" presentation:presentation-page-layout-name="Master1-PPL2" draw:id="Slide-260">
        <draw:frame draw:id="id71" presentation:style-name="a426" draw:name="Titel 1" svg:x="0.91667in" svg:y="0.39931in" svg:width="11.5in" svg:height="1.44965in" presentation:class="title" presentation:placeholder="false">
          <draw:text-box>
            <text:p text:style-name="a425" text:class-names="" text:cond-style-name=""><text:span text:style-name="a423" text:class-names="">Gameplay</text:span><text:span text:style-name="a424" text:class-names=""/></text:p>
          </draw:text-box>
          <svg:title/>
          <svg:desc/>
        </draw:frame>
        <draw:frame draw:id="id72" presentation:style-name="a460" draw:name="Tijdelijke aanduiding voor inhoud 2" svg:x="0.91667in" svg:y="1.99653in" svg:width="3.91666in" svg:height="4.75868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7" text:class-names="">Genre</text:span></text:p>
              </text:list-item>
            </text:list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Platformer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Checkpoints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Collectibles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9" text:class-names="">Hack/slash</text:span></text:p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p text:style-name="a443" text:class-names="" text:cond-style-name=""><text:span text:style-name="a442" text:class-names="">Combat mechanic</text:span></text:p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p text:style-name="a446" text:class-names="" text:cond-style-name=""><text:span text:style-name="a445" text:class-names="">Abilities mechanic</text:span></text:p>
                      </text:list-item>
                    </text:list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Puzzle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Challenges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  <draw:frame draw:id="id73" draw:style-name="a499" draw:name="Tijdelijke aanduiding voor inhoud 2" svg:x="4.49242in" svg:y="1.99306in" svg:width="3.91666in" svg:height="4.75868in">
          <draw:text-box>
            <text:list text:style-name="a463">
              <text:list-item>
                <text:p text:style-name="a462" text:class-names="" text:cond-style-name=""><text:span text:style-name="a461" text:class-names="">Levels</text:span></text:p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Gras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p text:style-name="a468" text:class-names="" text:cond-style-name=""><text:span text:style-name="a467" text:class-names="">Tutorial</text:span></text:p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0" text:class-names="">Boomstronk</text:span><text:span text:style-name="a471" text:class-names=""/></text:p>
                      </text:list-item>
                    </text:list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4" text:class-names="">Zandbak</text:span><text:span text:style-name="a475" text:class-names=""/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8" text:class-names="">Poppenhuis</text:span><text:span text:style-name="a479" text:class-names=""/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2" text:class-names="">Schuurtje</text:span><text:span text:style-name="a483" text:class-names=""><text:s text:c="1"/></text:span><text:span text:style-name="a484" text:class-names=""/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Libel</text:span></text:p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90" text:class-names="">Krimpstraal</text:span><text:span text:style-name="a491" text:class-names=""/></text:p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  <text:p text:style-name="a498" text:class-names="" text:cond-style-name=""><text:span text:style-name="a497" text:class-names=""/></text:p>
          </draw:text-box>
          <svg:title/>
          <svg:desc/>
        </draw:frame>
      </draw:page>
      <draw:page draw:name="Slide9" draw:style-name="a500" draw:master-page-name="Master1-Layout2-obj-Titel-en-object" presentation:presentation-page-layout-name="Master1-PPL2" draw:id="Slide-264">
        <draw:frame draw:id="id74" presentation:style-name="a504" draw:name="Titel 1" svg:x="0.91667in" svg:y="0.39931in" svg:width="11.5in" svg:height="1.44965in" presentation:class="title" presentation:placeholder="false">
          <draw:text-box>
            <text:p text:style-name="a503" text:class-names="" text:cond-style-name=""><text:span text:style-name="a501" text:class-names="">Gameflow</text:span><text:span text:style-name="a502" text:class-names=""/></text:p>
          </draw:text-box>
          <svg:title/>
          <svg:desc/>
        </draw:frame>
        <draw:frame draw:id="id75" presentation:style-name="a545" draw:name="Tijdelijke aanduiding voor inhoud 2" svg:x="0.91667in" svg:y="1.99653in" svg:width="11.5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5" text:class-names="">Overgang</text:span><text:span text:style-name="a506" text:class-names=""/></text:p>
              </text:list-item>
            </text:list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09" text:class-names="">Puzzles<text:s text:c="1"/></text:span><text:span text:style-name="a510" text:class-names="">moeten</text:span><text:span text:style-name="a511" text:class-names="">!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4" text:class-names="">Collectibles<text:s text:c="1"/></text:span><text:span text:style-name="a515" text:class-names="">mogen</text:span><text:span text:style-name="a516" text:class-names=""/></text:p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19" text:class-names="">Kan</text:span><text:span text:style-name="a520" text:class-names=""><text:s text:c="1"/></text:span><text:span text:style-name="a521" text:class-names="">niet</text:span><text:span text:style-name="a522" text:class-names=""><text:s text:c="1"/></text:span><text:span text:style-name="a523" text:class-names="">terug</text:span><text:span text:style-name="a524" text:class-names=""/></text:p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7" text:class-names="">Denkwolkjes</text:span><text:span text:style-name="a528" text:class-names=""/></text:p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1" text:class-names="">Moeilijker</text:span><text:span text:style-name="a532" text:class-names=""><text:s text:c="1"/></text:span><text:span text:style-name="a533" text:class-names="">uitdagingen</text:span><text:span text:style-name="a534" text:class-names=""/></text:p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7" text:class-names="">Sterkere</text:span><text:span text:style-name="a538" text:class-names=""><text:s text:c="1"/>enemies</text:span><text:span text:style-name="a539" text:class-names=""/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546" draw:master-page-name="Master1-Layout2-obj-Titel-en-object" presentation:presentation-page-layout-name="Master1-PPL2" draw:id="Slide-261">
        <draw:frame draw:id="id76" presentation:style-name="a550" draw:name="Titel 1" svg:x="0.91667in" svg:y="0.39931in" svg:width="1.52083in" svg:height="1.44965in" presentation:class="title" presentation:placeholder="false">
          <draw:text-box>
            <text:p text:style-name="a549" text:class-names="" text:cond-style-name=""><text:span text:style-name="a547" text:class-names="">Art</text:span><text:span text:style-name="a548" text:class-names=""/></text:p>
          </draw:text-box>
          <svg:title/>
          <svg:desc/>
        </draw:frame>
        <draw:frame draw:id="id77" presentation:style-name="a581" draw:name="Tijdelijke aanduiding voor inhoud 2" svg:x="0.91667in" svg:y="1.99653in" svg:width="6.72916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Style</text:span></text:p>
              </text:list-item>
            </text:list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Welk(Last of us-ish/PBR + Vrolijke kleuren)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7" text:class-names="">Comic-style cutscenes</text:span></text:p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60" text:class-names="">Waarom</text:span></text:p>
                  </text:list-item>
                </text:list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Atmosphere</text:span></text:p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Reusachtige omgeving</text:span></text:p>
                  </text:list-item>
                </text:list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Sketches</text:span></text:p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Nina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Ants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>Level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582" draw:master-page-name="Master1-Layout2-obj-Titel-en-object" presentation:presentation-page-layout-name="Master1-PPL2" draw:id="Slide-262">
        <draw:frame draw:id="id78" presentation:style-name="a586" draw:name="Titel 1" svg:x="0.91667in" svg:y="0.39931in" svg:width="11.5in" svg:height="1.44965in" presentation:class="title" presentation:placeholder="false">
          <draw:text-box>
            <text:p text:style-name="a585" text:class-names="" text:cond-style-name=""><text:span text:style-name="a583" text:class-names="">Planning</text:span><text:span text:style-name="a584" text:class-names=""/></text:p>
          </draw:text-box>
          <svg:title/>
          <svg:desc/>
        </draw:frame>
        <draw:frame draw:id="id79" presentation:style-name="a602" draw:name="Tijdelijke aanduiding voor inhoud 2" svg:x="0.91667in" svg:y="1.99653in" svg:width="2.8125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Backlog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AssetList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aakverdeling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Uitbreiding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0" draw:style-name="a603" draw:master-page-name="Master1-Layout2-obj-Titel-en-object" presentation:presentation-page-layout-name="Master1-PPL2" draw:id="Slide-265">
        <draw:frame draw:id="id80" presentation:style-name="a608" draw:name="Titel 1" svg:x="0.91667in" svg:y="0.39931in" svg:width="11.5in" svg:height="1.44965in" presentation:class="title" presentation:placeholder="false">
          <draw:text-box>
            <text:p text:style-name="a607" text:class-names="" text:cond-style-name=""><text:span text:style-name="a604" text:class-names="">Einddoel</text:span><text:span text:style-name="a605" text:class-names=""><text:s text:c="1"/></text:span><text:span text:style-name="a606" text:class-names=""/></text:p>
          </draw:text-box>
          <svg:title/>
          <svg:desc/>
        </draw:frame>
        <draw:frame draw:id="id81" presentation:style-name="a615" draw:name="Tijdelijke aanduiding voor inhoud 2" svg:x="0.91667in" svg:y="1.99653in" svg:width="11.5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Prototype plan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Resultaat prototype</text:span></text:p>
              </text:list-item>
            </text:list>
          </draw:text-box>
          <svg:title/>
          <svg:desc/>
        </draw:frame>
      </draw:page>
      <draw:page draw:name="Slide8" draw:style-name="a616" draw:master-page-name="Master1-Layout2-obj-Titel-en-object" presentation:presentation-page-layout-name="Master1-PPL2" draw:id="Slide-263">
        <draw:frame draw:id="id82" presentation:style-name="a620" draw:name="Titel 1" svg:x="0.91667in" svg:y="0.39931in" svg:width="11.5in" svg:height="1.44965in" presentation:class="title" presentation:placeholder="false">
          <draw:text-box>
            <text:p text:style-name="a619" text:class-names="" text:cond-style-name=""><text:span text:style-name="a617" text:class-names="">Questions</text:span><text:span text:style-name="a618" text:class-names=""/></text:p>
          </draw:text-box>
          <svg:title/>
          <svg:desc/>
        </draw:frame>
        <draw:frame draw:id="id83" presentation:style-name="a621" draw:name="Tijdelijke aanduiding voor inhoud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3" draw:name="Tijdelijke aanduiding voor titel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 om de stijl te bewerken</text:span></text:p>
        </draw:text-box>
        <svg:title/>
        <svg:desc/>
      </draw:frame>
      <draw:frame draw:id="id1" presentation:style-name="a19" draw:name="Tijdelijke aanduiding voor teks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 om de modelstijlen te bewerk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Tweed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Tijdelijke aanduiding voor datum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8-8-2015</text:date></text:span></text:p>
        </draw:text-box>
        <svg:title/>
        <svg:desc/>
      </draw:frame>
      <draw:frame draw:id="id3" presentation:style-name="a26" draw:name="Tijdelijke aanduiding voor voettekst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Tijdelijke aanduiding voor dianumm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k om de stijl te bewerken</text:span></text:p>
        </draw:text-box>
        <svg:title/>
        <svg:desc/>
      </draw:frame>
      <draw:frame draw:id="id6" presentation:style-name="a36" draw:name="Ond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k om de ondertitelstijl van het model te bewerken</text:span></text:p>
        </draw:text-box>
        <svg:title/>
        <svg:desc/>
      </draw:frame>
      <draw:frame draw:id="id7" presentation:style-name="a40" draw:name="Tijdelijke aanduiding voor datum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8-8-2015</text:date></text:span></text:p>
        </draw:text-box>
        <svg:title/>
        <svg:desc/>
      </draw:frame>
      <draw:frame draw:id="id8" presentation:style-name="a43" draw:name="Tijdelijke aanduiding voor voettekst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Tijdelijke aanduiding voor dianumm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k om de stijl te bewerken</text:span></text:p>
        </draw:text-box>
        <svg:title/>
        <svg:desc/>
      </draw:frame>
      <draw:frame draw:id="id11" presentation:style-name="a66" draw:name="Tijdelijke aanduiding voor inhoud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k om de modelstijlen te bewerk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Tweed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Tijdelijke aanduiding voor datum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8-8-2015</text:date></text:span></text:p>
        </draw:text-box>
        <svg:title/>
        <svg:desc/>
      </draw:frame>
      <draw:frame draw:id="id13" presentation:style-name="a73" draw:name="Tijdelijke aanduiding voor voettekst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Tijdelijke aanduiding voor dianumm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k om de stijl te bewerken</text:span></text:p>
        </draw:text-box>
        <svg:title/>
        <svg:desc/>
      </draw:frame>
      <draw:frame draw:id="id16" presentation:style-name="a84" draw:name="Tijdelijke aanduiding voor teks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k om de modelstijlen te bewerken</text:span></text:p>
            </text:list-item>
          </text:list>
        </draw:text-box>
        <svg:title/>
        <svg:desc/>
      </draw:frame>
      <draw:frame draw:id="id17" presentation:style-name="a88" draw:name="Tijdelijke aanduiding voor datum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8-8-2015</text:date></text:span></text:p>
        </draw:text-box>
        <svg:title/>
        <svg:desc/>
      </draw:frame>
      <draw:frame draw:id="id18" presentation:style-name="a91" draw:name="Tijdelijke aanduiding voor voettekst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Tijdelijke aanduiding voor dianumm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k om de stijl te bewerken</text:span></text:p>
        </draw:text-box>
        <svg:title/>
        <svg:desc/>
      </draw:frame>
      <draw:frame draw:id="id21" presentation:style-name="a114" draw:name="Tijdelijke aanduiding voor inhoud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 om de modelstijlen te bewerk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Tweed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Tijdelijke aanduiding voor inhoud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om de modelstijlen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Tijdelijke aanduiding voor datum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8-8-2015</text:date></text:span></text:p>
        </draw:text-box>
        <svg:title/>
        <svg:desc/>
      </draw:frame>
      <draw:frame draw:id="id24" presentation:style-name="a137" draw:name="Tijdelijke aanduiding voor voettekst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Tijdelijke aanduiding voor dianumm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k om de stijl te bewerken</text:span></text:p>
        </draw:text-box>
        <svg:title/>
        <svg:desc/>
      </draw:frame>
      <draw:frame draw:id="id27" presentation:style-name="a148" draw:name="Tijdelijke aanduiding voor teks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 om de modelstijlen te bewerken</text:span></text:p>
            </text:list-item>
          </text:list>
        </draw:text-box>
        <svg:title/>
        <svg:desc/>
      </draw:frame>
      <draw:frame draw:id="id28" presentation:style-name="a164" draw:name="Tijdelijke aanduiding voor inhoud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 om de modelstijlen te bewerk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Tweed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ijdelijke aanduiding voor teks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k om de modelstijlen te bewerken</text:span></text:p>
            </text:list-item>
          </text:list>
        </draw:text-box>
        <svg:title/>
        <svg:desc/>
      </draw:frame>
      <draw:frame draw:id="id30" presentation:style-name="a184" draw:name="Tijdelijke aanduiding voor inhoud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k om de modelstijlen te bewerk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Tweed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Tijdelijke aanduiding voor datum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8-8-2015</text:date></text:span></text:p>
        </draw:text-box>
        <svg:title/>
        <svg:desc/>
      </draw:frame>
      <draw:frame draw:id="id32" presentation:style-name="a191" draw:name="Tijdelijke aanduiding voor voettekst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Tijdelijke aanduiding voor dianumm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k om de stijl te bewerken</text:span></text:p>
        </draw:text-box>
        <svg:title/>
        <svg:desc/>
      </draw:frame>
      <draw:frame draw:id="id35" presentation:style-name="a202" draw:name="Tijdelijke aanduiding voor datum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8-8-2015</text:date></text:span></text:p>
        </draw:text-box>
        <svg:title/>
        <svg:desc/>
      </draw:frame>
      <draw:frame draw:id="id36" presentation:style-name="a205" draw:name="Tijdelijke aanduiding voor voettekst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Tijdelijke aanduiding voor dianumm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09">
      <draw:frame draw:id="id38" presentation:style-name="a213" draw:name="Tijdelijke aanduiding voor datum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8-8-2015</text:date></text:span></text:p>
        </draw:text-box>
        <svg:title/>
        <svg:desc/>
      </draw:frame>
      <draw:frame draw:id="id39" presentation:style-name="a216" draw:name="Tijdelijke aanduiding voor voettekst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Tijdelijke aanduiding voor dianumm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k om de stijl te bewerken</text:span></text:p>
        </draw:text-box>
        <svg:title/>
        <svg:desc/>
      </draw:frame>
      <draw:frame draw:id="id42" presentation:style-name="a239" draw:name="Tijdelijke aanduiding voor inhoud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k om de modelstijlen te bewerk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Tweed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ijdelijke aanduiding voor teks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 om de modelstijlen te bewerken</text:span></text:p>
            </text:list-item>
          </text:list>
        </draw:text-box>
        <svg:title/>
        <svg:desc/>
      </draw:frame>
      <draw:frame draw:id="id44" presentation:style-name="a247" draw:name="Tijdelijke aanduiding voor datum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8-8-2015</text:date></text:span></text:p>
        </draw:text-box>
        <svg:title/>
        <svg:desc/>
      </draw:frame>
      <draw:frame draw:id="id45" presentation:style-name="a250" draw:name="Tijdelijke aanduiding voor voettekst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Tijdelijke aanduiding voor dianumm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k om de stijl te bewerken</text:span></text:p>
        </draw:text-box>
        <svg:title/>
        <svg:desc/>
      </draw:frame>
      <draw:frame draw:id="id48" presentation:style-name="a260" draw:name="Tijdelijke aanduiding voor afbeelding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ijdelijke aanduiding voor teks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 om de modelstijlen te bewerken</text:span></text:p>
            </text:list-item>
          </text:list>
        </draw:text-box>
        <svg:title/>
        <svg:desc/>
      </draw:frame>
      <draw:frame draw:id="id50" presentation:style-name="a268" draw:name="Tijdelijke aanduiding voor datum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8-8-2015</text:date></text:span></text:p>
        </draw:text-box>
        <svg:title/>
        <svg:desc/>
      </draw:frame>
      <draw:frame draw:id="id51" presentation:style-name="a271" draw:name="Tijdelijke aanduiding voor voettekst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Tijdelijke aanduiding voor dia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k om de stijl te bewerken</text:span></text:p>
        </draw:text-box>
        <svg:title/>
        <svg:desc/>
      </draw:frame>
      <draw:frame draw:id="id54" presentation:style-name="a294" draw:name="Tijdelijke aanduiding voor verticale tekst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 om de modelstijlen te bewerk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Tweed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Tijdelijke aanduiding voor datum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8-8-2015</text:date></text:span></text:p>
        </draw:text-box>
        <svg:title/>
        <svg:desc/>
      </draw:frame>
      <draw:frame draw:id="id56" presentation:style-name="a301" draw:name="Tijdelijke aanduiding voor voettekst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Tijdelijke aanduiding voor dianumm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05">
      <draw:frame draw:id="id58" presentation:style-name="a308" draw:name="Verticale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k om de stijl te bewerken</text:span></text:p>
        </draw:text-box>
        <svg:title/>
        <svg:desc/>
      </draw:frame>
      <draw:frame draw:id="id59" presentation:style-name="a324" draw:name="Tijdelijke aanduiding voor verticale tekst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 om de modelstijlen te bewerk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Tweed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Tijdelijke aanduiding voor datum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8-8-2015</text:date></text:span></text:p>
        </draw:text-box>
        <svg:title/>
        <svg:desc/>
      </draw:frame>
      <draw:frame draw:id="id61" presentation:style-name="a331" draw:name="Tijdelijke aanduiding voor voettekst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Tijdelijke aanduiding voor dianumm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rder 66’s Pitch</dc:title>
    <meta:initial-creator>Mack</meta:initial-creator>
    <dc:creator>Mack</dc:creator>
    <meta:creation-date>2015-08-25T09:29:31Z</meta:creation-date>
    <dc:date>2015-08-28T06:54:03Z</dc:date>
    <meta:editing-cycles>1</meta:editing-cycles>
    <meta:editing-duration>PT33664S</meta:editing-duration>
    <meta:document-statistic meta:paragraph-count="70" meta:word-count="105"/>
  </office:meta>
</office:document-meta>
</file>